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left="0.323cm" fo:margin-right="-0.088cm" fo:text-indent="0cm" style:auto-text-indent="false"/>
    </style:style>
    <style:style style:name="P3" style:family="paragraph" style:parent-style-name="Heading_20_1">
      <style:paragraph-properties fo:margin-left="0.323cm" fo:margin-right="-0.088cm" fo:text-indent="0cm" style:auto-text-indent="false" fo:break-before="column"/>
    </style:style>
    <style:style style:name="P4" style:family="paragraph" style:parent-style-name="Heading_20_1">
      <style:paragraph-properties fo:margin-left="0.323cm" fo:margin-right="-0.088cm" fo:text-indent="0cm" style:auto-text-indent="false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0.0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Подготовка<text:line-break/>к контрольной работе <text:span text:style-name="T1">по геометрии</text:span></text:h>
      <text:list xml:id="list2051158894" text:style-name="L1">
        <text:list-header>
          <text:p text:style-name="P1">1) расстояние между точками: 79, 81, 85;</text:p>
          <text:p text:style-name="P1">2) деление отрезка: 95, 96;</text:p>
          <text:p text:style-name="P1">3) различные произведения векторов: Ц1054, Ц1054, Ц1085, Ц1084;</text:p>
          <text:p text:style-name="P1">4) уравнение прямой на плоскости, условия ∥,<text:line-break/>⟂ прямых: 230, 231, 232, 234, 237;</text:p>
          <text:p text:style-name="P1">5) расстояние на плоскости: 314, 321, 331, 337, 339;</text:p>
          <text:p text:style-name="P1">6) пучок прямых на плоскости: 368, 367, 363, 373;</text:p>
          <text:p text:style-name="P1">7) уравнение плоскости, условия ∥, ⟂: 919, 927, 931, 930;</text:p>
          <text:p text:style-name="P1">8) расстояние между плоскостями: 965, 967,<text:line-break/>971, 970, 973;</text:p>
          <text:p text:style-name="P1">9) прямая в пространстве: 986, 990, 994, 1004, 1006, 1012, 1015, 1018, 1022;</text:p>
          <text:p text:style-name="P1">10) разное: 1050–1054, 1064, 1063, 1065, 1072, 1074.</text:p>
        </text:list-header>
      </text:list>
      <text:h text:style-name="Heading_20_1" text:outline-level="1">Подготовка<text:line-break/>к контрольной работе <text:span text:style-name="T1">по геометрии</text:span></text:h>
      <text:list xml:id="list302418376" text:continue-numbering="true" text:style-name="L1">
        <text:list-header>
          <text:p text:style-name="P1">1) расстояние между точками: 79, 81, 85;</text:p>
          <text:p text:style-name="P1">2) деление отрезка: 95, 96;</text:p>
          <text:p text:style-name="P1">3) различные произведения векторов: Ц1054, Ц1054, Ц1085, Ц1084;</text:p>
          <text:p text:style-name="P1">4) уравнение прямой на плоскости, условия ∥,<text:line-break/>⟂ прямых: 230, 231, 232, 234, 237;</text:p>
          <text:p text:style-name="P1">5) расстояние на плоскости: 314, 321, 331, 337, 339;</text:p>
          <text:p text:style-name="P1">6) пучок прямых на плоскости: 368, 367, 363, 373;</text:p>
          <text:p text:style-name="P1">7) уравнение плоскости, условия ∥, ⟂: 919,927, 931, 930;</text:p>
          <text:p text:style-name="P1">8) расстояние между плоскостями: 965, 967,<text:line-break/>971, 970, 973;</text:p>
          <text:p text:style-name="P1">9) прямая в пространстве: 986, 990, 994, 1004, 1006, 1012, 1015, 1018, 1022;</text:p>
          <text:p text:style-name="P1">10) разное: 1050–1054, 1064, 1063, 1065, 1072, 1074.</text:p>
        </text:list-header>
      </text:list>
      <text:p text:style-name="Text_20_body"/>
      <text:h text:style-name="P3" text:outline-level="1">Подготовка<text:line-break/>к контрольной работе <text:span text:style-name="T1">по геометрии</text:span></text:h>
      <text:list xml:id="list1290223749" text:continue-numbering="true" text:style-name="L1">
        <text:list-header>
          <text:p text:style-name="P2">1) расстояние между точками: 79, 81, 85;</text:p>
          <text:p text:style-name="P2">2) деление отрезка: 95, 96;</text:p>
          <text:p text:style-name="P2">3) различные произведения векторов: Ц1054, Ц1054, Ц1085, Ц1084;</text:p>
          <text:p text:style-name="P2">4) уравнение прямой на плоскости, условия ∥, ⟂ прямых: 230, 231, 232, 234, 237;</text:p>
          <text:p text:style-name="P2">5) расстояние на плоскости: 314, 321, 331, 337, 339;</text:p>
          <text:p text:style-name="P2">6) пучок прямых на плоскости: 368, 367, 363, 373;</text:p>
          <text:p text:style-name="P2">7) уравнение плоскости, условия ∥, ⟂: 919, 927, 931, 930;</text:p>
          <text:p text:style-name="P2">8) расстояние между плоскостями: 965, 967, 971, 970, 973;</text:p>
          <text:p text:style-name="P2">9) прямая в пространстве: 986, 990, 994, 1004, 1006, 1012, 1015, 1018, 1022;</text:p>
          <text:p text:style-name="P2">10) разное: 1050–1054, 1064, 1063, 1065, 1072, 1074.</text:p>
        </text:list-header>
      </text:list>
      <text:h text:style-name="P4" text:outline-level="1">Подготовка<text:line-break/>к контрольной работе <text:span text:style-name="T1">по геометрии</text:span></text:h>
      <text:list xml:id="list618013870" text:continue-numbering="true" text:style-name="L1">
        <text:list-header>
          <text:p text:style-name="P2">1) расстояние между точками: 79, 81, 85;</text:p>
          <text:p text:style-name="P2">2) деление отрезка: 95, 96;</text:p>
          <text:p text:style-name="P2">3) различные произведения векторов: Ц1054, Ц1054, Ц1085, Ц1084;</text:p>
          <text:p text:style-name="P2">4) уравнение прямой на плоскости, условия ∥, ⟂ прямых: 230, 231, 232, 234, 237;</text:p>
          <text:p text:style-name="P2">5) расстояние на плоскости: 314, 321, 331, 337, 339;</text:p>
          <text:p text:style-name="P2">6) пучок прямых на плоскости: 368, 367, 363, 373;</text:p>
          <text:p text:style-name="P2">7) уравнение плоскости, условия ∥, ⟂: 919, 927, 931, 930;</text:p>
          <text:p text:style-name="P2">8) расстояние между плоскостями: 965, 967, 971, 970, 973;</text:p>
          <text:p text:style-name="P2">9) прямая в пространстве: 986, 990, 994, 1004, 1006, 1012, 1015, 1018, 1022;</text:p>
          <text:p text:style-name="P2">10) разное: 1050–1054, 1064, 1063, 1065, 1072, 1074.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09cm" fo:hyphenation-ladder-count="no-limit" style:page-number="auto"/>
      <style:text-properties fo:font-size="12pt" style:font-size-asian="10.5pt" fo:hyphenate="true" fo:hyphenation-remain-char-count="2" fo:hyphenation-push-char-count="2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left="0.6cm" fo:margin-right="0cm" fo:text-indent="-0.6cm" style:auto-text-indent="false">
        <style:tab-stops/>
      </style:paragraph-properties>
      <style:text-properties fo:font-size="12pt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1.36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rtem Pelenitsyn</meta:initial-creator>
    <meta:creation-date>2009-11-28T10:42:25</meta:creation-date>
    <dc:date>2009-11-28T14:01:48</dc:date>
    <dc:creator>Artem Pelenitsyn</dc:creator>
    <meta:editing-duration>PT00H13M07S</meta:editing-duration>
    <meta:editing-cycles>3</meta:editing-cycles>
    <meta:generator>OpenOffice.org/3.1$Linux OpenOffice.org_project/310m19$Build-9420</meta:generator>
    <meta:document-statistic meta:table-count="0" meta:image-count="0" meta:object-count="0" meta:page-count="1" meta:paragraph-count="44" meta:word-count="403" meta:character-count="2383"/>
  </office:meta>
</office:document-meta>
</file>